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Привет Паша!!!</text:span></text:p>
        <text:p><text:span text:style-name="T2">От Саши!!!</text:span></text:p>
        <text:p text:style-name="P1"><text:span text:style-name="oneUserDefinedStyle">Тут ещё есть и Антон</text:span></text:p>
        <text:p><text:span text:style-name="T3">С нами был и Вадик!!!!!!!!!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06-24T12:39:20.000</dc:date>
    <meta:generator>PHPWord</meta:generator>
    <meta:initial-creator/>
    <meta:creation-date>2016-06-24T12:39:20.000</meta:creation-date>
    <meta:keyword/>
    <meta:user-defined meta:name="Category"/>
    <meta:user-defined meta:name="Company"/>
    <meta:user-defined meta:name="Manager"/>
  </office:meta>
</office:document-meta>
</file>